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Request.getPropertie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Auth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Cocoon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Portal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Requested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Qu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RequestURI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ortletRequest.PortletRequest( String servletPath , String pathInfo , javax . portlet . PortletRequest request , PortletEnvironment 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rtletRequest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Sitemap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Remote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isSec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Window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isRequestedSessionIdFromCooki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Portlet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setContainerEncoding( String container_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setCharacterEncoding( String form_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Portl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Servl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Portl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PathTransl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isUserInRole(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Date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Header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rtletRequest.getParameter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rtletRequest.getSitemapURI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User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Serv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Loca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Remote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Response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Server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hasMoreEle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Cook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letRequest.getSession( boolean cre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ortletRequest.getPropert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RemoteAdd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P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nextElem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ortletRequest.isRequestedSessionIdFrom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Path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isPortletModeAllowed( PortletMode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isRequestedSessionId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isWindowStateAllowed( Window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( String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ortletRequest.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HeaderNam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ortletRequest.decode( String s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ortletRequest.getResponseContent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Header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wrapCooki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ortletRequest.getCookie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letRequest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CocoonSession( boolean 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setAttribute( String name ,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Parameter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PortletSession( boolean 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ParameterValues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